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121cm" svg:height="0.771cm" draw:transform="skewX (0.000174532925199433) rotate (-1.55212130379856) translate (7.0302347199765cm 2.1275081047525cm)" svg:viewBox="0 0 6122 772" svg:d="M257 772c240-5 2079-72 3195-108 1119-36 2233 80 2608 77 128 1 56-701-193-714-819-40-1652-31-2561-2-909 30-2312 13-3264 35-98 1-24 719 215 712z">
          <text:p/>
        </draw:path>
        <draw:path draw:style-name="gr1" draw:text-style-name="P1" draw:layer="layout" svg:width="6.237cm" svg:height="0.796cm" draw:transform="skewX (0.00122173047639603) rotate (-1.55124863917256) translate (3.6064743237618cm 2.4285440530032cm)" svg:viewBox="0 0 6238 797" svg:d="M109 703c341 33 2082 71 2802 82 719 11 2918 15 3291 9 129 4-120-713-234-712-367 0-1826 70-2661 76-837 10-2885-106-3241-158-122-15-55 693 43 703z">
          <text:p/>
        </draw:path>
        <draw:path draw:style-name="gr1" draw:text-style-name="P1" draw:layer="layout" svg:width="1.671cm" svg:height="3.743cm" draw:transform="rotate (-1.55229583672376) translate (6.85260329242251cm 5.5207301498269cm)" svg:viewBox="0 0 1672 3744" svg:d="M1671 3554c-88-186-436-955-605-1648-170-693-238-1226-252-1522-12-295-811-518-814-291-3 228 203 1221 389 1918s388 1256 544 1673c61 162 765-45 738-130z">
          <text:p/>
        </draw:path>
        <draw:path draw:style-name="gr1" draw:text-style-name="P1" draw:layer="layout" svg:width="0.902cm" svg:height="0.661cm" draw:transform="skewX (0.00122173047639608) rotate (-2.1556561591382) translate (3.88779065192781cm 6.600462499828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skewX (0.00122173047639598) rotate (-2.1556561591382) translate (7.08945731859431cm 5.6812958331613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cm" draw:transform="skewX (0.00122173047639605) rotate (-2.15652882376419) translate (3.73387363820882cm 2.4683621593124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1cm" draw:transform="skewX (0.00244346095279204) rotate (-2.1556561591382) translate (3.76764033261701cm 8.3973561881003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3cm" svg:height="0.66cm" draw:transform="skewX (0.00122173047639596) rotate (-2.15652882376419) translate (7.0988736382087cm 2.1991954926457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2cm" svg:height="0.661cm" draw:transform="skewX (0.00122173047639599) rotate (-2.1556561591382) translate (7.23779065192769cm 7.9796291664946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21:33:57.963000000</dc:date>
    <meta:editing-duration>PT3M33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